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table:formula="of:=SUM([.B3:.F3])" office:value-type="float" office:value="32400" calcext:value-type="float">
            <text:p>32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1111.63043478261" calcext:value-type="float">
            <text:p>1111.6304347826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table:number-columns-repeated="2"/>
          <table:table-cell table:formula="of:=SUM([.B26:.F26])" office:value-type="float" office:value="1461.63043478261" calcext:value-type="float">
            <text:p>1461.6304347826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F26])" office:value-type="float" office:value="712.5" calcext:value-type="float">
            <text:p>712.5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1461.63043478261" calcext:value-type="float">
            <text:p>1461.630434782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461.63043478261" calcext:value-type="float">
            <text:p>1461.6304347826</text:p>
          </table:table-cell>
          <table:table-cell office:value-type="string" calcext:value-type="string">
            <text:p>Meruj</text:p>
          </table:table-cell>
          <table:table-cell/>
          <table:table-cell office:value-type="float" office:value="40000" calcext:value-type="float">
            <text:p>40000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15" table:formula="of:=SUM([.H4:.H28])" office:value-type="float" office:value="32400" calcext:value-type="float">
            <text:p>32400</text:p>
          </table:table-cell>
          <table:table-cell table:style-name="ce29"/>
          <table:table-cell table:style-name="ce15" table:formula="of:=SUM([.J3:.J28])" office:value-type="float" office:value="64500" calcext:value-type="float">
            <text:p>64500</text:p>
          </table:table-cell>
          <table:table-cell table:style-name="ce15" table:formula="of:=SUM([.K24:.K26])" office:value-type="float" office:value="60000" calcext:value-type="float">
            <text:p>6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/00/0000</text:date>, <text:time style:data-style-name="N2" text:time-value="11:05:46.555212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3T11:06:20.598551760</dc:date>
    <meta:editing-duration>P10DT16H16M38S</meta:editing-duration>
    <meta:editing-cycles>3315</meta:editing-cycles>
    <meta:generator>LibreOffice/4.2.8.2$Linux_X86_64 LibreOffice_project/420m0$Build-2</meta:generator>
    <meta:document-statistic meta:table-count="20" meta:cell-count="9123" meta:object-count="0"/>
  </office:meta>
</office:document-meta>
</file>